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sledek</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e nastavení s možnostmi</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 + 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jiný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 + ⌘ + F5</text:span></text:span></text:p>
            </table:table-cell>
            <table:table-cell table:style-name="Table4.A2" office:value-type="string">
              <text:p text:style-name="P37">Otevř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 + T</text:span></text:span></text:p>
            </table:table-cell>
            <table:table-cell table:style-name="Table4.A2" office:value-type="string">
              <text:p text:style-name="P37">Otevře <text:span text:style-name="T18">postranní lištu</text:span> Styly<text:span text:style-name="T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ení<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ení<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Rozšíření funkcionality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Aktualizace rozšíření<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Přidání vlastních barev<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ení<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Možnosti <text:span text:style-name="T206">z</text:span>abezpečení a <text:span text:style-name="T206">v</text:span>arování</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které vyžadují uživatelské jméno a heslo. If you select the <text:span text:style-name="Strong_20_Emphasis">Persistently save passwords for web connections</text:span> option, the Set Master Password dialog (not shown here) opens. LibreOffice bude bezpečně ukládat všechna hesla, které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text:span text:style-name="T202">z</text:span>abezpečení a <text:span text:style-name="T202">v</text:span>arování<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Povolit záznam maker (<text:span text:style-name="T195">omezená </text:span>funkčnost)</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Výchozí <text:span text:style-name="T202">f</text:span>ormát <text:span text:style-name="T202">s</text:span>ouborů a nastavení ODF <text:span text:style-name="T202"/></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ení<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Ukotvení</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Také lze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Chceme-li přizpůsobit <text:alphabetical-index-mark-start text:id="IMark452306008" text:key1="customizing"/>nabídky<text:alphabetical-index-mark-end text:id="IMark452306008"/><text:alphabetical-index-mark text:string-value="přizpůsobení" text:key1="nabídky"/>, <text:span text:style-name="T181">z</text:span>volíme <text:span text:style-name="Strong_20_Emphasis">Nástroje &gt; Přizpůsobit</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text:span><text:span text:style-name="Emphasis"><text:span text:style-name="T45">blast platnosti</text:span></text:span> <text:span text:style-name="T179">v pravém horní části dialogového okna Přizpůsobit</text:span> zvolíme zda chceme uložit toto změněné menu pro Calc nebo pro vybraný dokument.</text:p>
        </text:list-item>
        <text:list-item>
          <text:p text:style-name="Numbering_20_1">V rozevíracím seznamu <text:span text:style-name="Emphasis"><text:span text:style-name="T45">Cíl</text:span></text:span> <text:span text:style-name="T78"/> <text:span text:style-name="T179">vybereme </text:span>nabídku, kterou chceme upravit. V tomto seznamu se nacházejí všechny položky hlavní nabídky, <text:span text:style-name="T179">jakož i její podpoložky</text:span>.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přidáme <text:span text:style-name="T46">po</text:span>užitím pole <text:span text:style-name="Emphasis">Hledat</text:span> <text:span text:style-name="T180">vlevo nahoře</text:span> nebo výběrem v rozevíracím seznamu <text:span text:style-name="Emphasis">Kategorie</text:span>.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ik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Zadáme jméno <text:span text:style-name="T47"/> nové nabídky do pole <text:span text:style-name="Emphasis">Název nabídky</text:span>.</text:p>
        </text:list-item>
        <text:list-item>
          <text:p text:style-name="Numbering_20_1">Šipkami nahoru a dolů nabídku přesuneme na požadovanou pozici <text:span text:style-name="T181">n</text:span>a <text:span text:style-name="T48">l</text:span><text:span text:style-name="T181">iště nabídky</text:span>. Klepnutím na tlačítko <text:span text:style-name="Strong_20_Emphasis">OK</text:span> uložíme nastavení <text:span text:style-name="T138">a vrátíme se do dialogového okna Přizpůsobit</text:span>.</text:p>
        </text:list-item>
      </text:list>
      <text:p text:style-name="Text_20_body">Nová nabídka se objeví v okně Přizpůsobit v seznamu nabídek. Na <text:span text:style-name="T204">n</text:span>ástrojové liště se objeví po uložení úprav.</text:p>
      <text:p text:style-name="Text_20_body">Poté, co byla vytvořena nová nabídka, do ní lze přidat příkazy, jak bylo vysvětleno <text:span text:style-name="T49">výše při úpravách nabídek</text:span>.</text:p>
      <text:h text:style-name="Heading_20_3" text:outline-level="3"><text:bookmark-start text:name="__RefHeading___Toc418840_690378497"/><text:soft-page-break/>Vytvoření akcelerátoru<text:bookmark-end text:name="__RefHeading___Toc418840_690378497"/></text:h>
      <text:p text:style-name="Text_20_body">Ve vlastních názvech nabídek <text:span text:style-name="T139">m</text:span>ůžeme určit jedno písmeno názvu, které bude sloužit pro klávesovou zkratku.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Vytvoření akcel<text:span text:style-name="T140">erátoru:</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Klepneme na tlačítko <text:span text:style-name="Strong_20_Emphasis">Změnit</text:span><text:span text:style-name="T140"> </text:span><text:span text:style-name="T50">a </text:span><text:span text:style-name="T49">v</text:span>ybereme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text:span text:style-name="T141">Klepnutím na tlačítko </text:span><text:span text:style-name="Strong_20_Emphasis">OK</text:span><text:span text:style-name="T141"> u</text:span><text:span text:style-name="T142">ložíme změnu</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Při <text:span text:style-name="T143">přiřazování akcelerátoru</text:span> musíme být opatrní<text:span text:style-name="T143">, abychom nepoužili písmeno, které je již přiřazeno k nabídce nebo příkazu. Stejné kombinace písmen a kláves lze použít pro příkazy spojené s různými položkami nabídky, ale nikoli pro příkazy spojené se stejnou nabídkou nebo položkou nabídky.</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V rozevíracím seznamu <text:span text:style-name="Emphasis"><text:span text:style-name="T176">Cíl</text:span></text:span> <text:span text:style-name="T176"/> <text:span text:style-name="T87">vybereme </text:span>nástrojovou lištu, kterou chceme upravit.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ik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V hlavní nabídce zvolíme </text:span><text:span text:style-name="Strong_20_Emphasis">Nástroje &gt; Přizpůsobit</text:span> <text:span text:style-name="T198"/> <text:span text:style-name="T204"/>.</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Ikony pro příkaz můžeme vybrat tak, že na kartě Nástrojové lišty klepneme na <text:span text:style-name="Strong_20_Emphasis">Změnit &gt; Změnit </text:span><text:span text:style-name="Strong_20_Emphasis"><text:span text:style-name="T183">i</text:span></text:span><text:span text:style-name="Strong_20_Emphasis">konu</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lávesové zkratky<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 že:</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Rozšíření funkcionality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vhodné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Chceme-li <text:alphabetical-index-mark text:string-value="instalace" text:key1="rozšíření"/>nainstalovat rozšíření <text:span text:style-name="T151">uvedené v úložišti</text:span>, postupujeme takto:</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Otevře se okno internetového prohlížeče. Najdeme požadované rozšíření a <text:span text:style-name="T199">stáhneme jej do počítače</text:span>.</text:p>
        </text:list-item>
        <text:list-item>
          <text:p text:style-name="Numbering_20_1"><text:span text:style-name="T55">P</text:span><text:span text:style-name="T56">o</text:span><text:span text:style-name="T193"> stažení rozšíření se vrátíme do </text:span>dialogového okna Správce rozšíření <text:span text:style-name="T151">a</text:span>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Aktuali<text:span text:style-name="T185">zace</text:span> <text:span text:style-name="T186">r</text:span>ozšíření<text:bookmark-end text:name="__RefHeading___Toc451654_690378497"/></text:h>
      <text:p text:style-name="P19"><text:span text:style-name="T52">V dialogovém okně Správce rozšíření klepneme na tlačítko</text:span>  <text:span text:style-name="Strong_20_Emphasis">Zkontrolovat </text:span><text:span text:style-name="Strong_20_Emphasis"><text:span text:style-name="T204"/></text:span><text:span text:style-name="Strong_20_Emphasis"> aktualizace</text:span><text:span text:style-name="T185"/><text:span text:style-name="T204">, čímž se spustí online kontrola aktualizací všech nainstalovaných rozšíření.</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P</text:span><text:span text:style-name="T52">ro</text:span><text:span text:style-name="T185"> odstranění (odinstalaci) </text:span><text:span text:style-name="T53"/><text:span text:style-name="T52"/><text:span text:style-name="T187">rozšíření, které jsme nainstalovali, vybereme rozšíření v hlavním okně dialogového okna Správce rozšíření a klepneme na tlačítko </text:span><text:span text:style-name="Strong_20_Emphasis"><text:span text:style-name="T187">Odstranit</text:span></text:span><text:span text:style-name="T187">.</text:span></text:p>
      <text:p text:style-name="P19"><text:span text:style-name="T54">P</text:span><text:span text:style-name="T52">ro</text:span><text:span text:style-name="T185"> zákaz rozšíření bez odstranění (odinstalace) vybereme rozšíření v hlavním okně dialogového okna Správce rozšíření a klepneme na tlačítko </text:span><text:span text:style-name="Strong_20_Emphasis"><text:span text:style-name="T185">Zakázat</text:span></text:span><text:span text:style-name="T185">. Tlačítko se poté změní na </text:span><text:span text:style-name="Strong_20_Emphasis"><text:span text:style-name="T185">Povolit</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Přidání vlastních barev<text:bookmark-end text:name="__RefHeading___Toc438011_690378497"/></text:h>
      <text:p text:style-name="P8"><text:span text:style-name="T158">V</text:span>erze LibreOffice <text:span text:style-name="T158">před 5.3</text:span> měla stránku Barvy v <text:span text:style-name="Strong_20_Emphasis">Nástroje &gt; Možnosti</text:span>, kde bychom mohli přidat vlastní barvy do palety barev, například tak, aby <text:span text:style-name="T158"/>přesně odpovídaly podnikovému barevnému schématu. Tato stránka byla odstraněna. Postup pro definici <text:span text:style-name="T159"/>vlastní barvy je nyní následující:</text:p>
      <text:list xml:id="list111553462247237" text:continue-list="list111553626092472" text:style-name="Numbering_20_1">
        <text:list-item text:start-value="1">
          <text:p text:style-name="Numbering_20_1">Vložíme jakýkoliv objekt kresby,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Z rozevíracího seznamu </text:span><text:span text:style-name="Emphasis"><text:span text:style-name="T160">Paleta</text:span></text:span><text:span text:style-name="T160"> v oblasti </text:span><text:span text:style-name="Emphasis"><text:span text:style-name="T160">Barvy</text:span></text:span><text:span text:style-name="T160"> vybereme, do které palety chceme přidat novou barvu.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text:soft-page-break/>Objekt kresby můžeme z dokumentu odstranit.</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